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1.7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/>
    </style:style>
    <style:style style:name="ce2" style:family="table-cell" style:parent-style-name="Default">
      <style:text-properties style:font-name="Cantarell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WCEP Dataset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st SubSet</text:p>
          </table:table-cell>
          <table:table-cell/>
          <table:table-cell office:value-type="string" calcext:value-type="string">
            <text:p>Train Subset</text:p>
          </table:table-cell>
          <table:table-cell office:value-type="string" calcext:value-type="string">
            <text:p>V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022 Entries</text:p>
          </table:table-cell>
          <table:table-cell/>
          <table:table-cell office:value-type="float" office:value="8158" calcext:value-type="float">
            <text:p>8158</text:p>
          </table:table-cell>
          <table:table-cell office:value-type="float" office:value="1020" calcext:value-type="float">
            <text:p>1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icles per summary</text:p>
          </table:table-cell>
          <table:table-cell office:value-type="float" office:value="76.0440313111546" calcext:value-type="float">
            <text:p>76.0440313111546</text:p>
          </table:table-cell>
          <table:table-cell/>
          <table:table-cell office:value-type="float" office:value="60.5725668055896" calcext:value-type="float">
            <text:p>60.5725668055896</text:p>
          </table:table-cell>
          <table:table-cell office:value-type="float" office:value="76.1833333333333" calcext:value-type="float">
            <text:p>76.18333333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tractness:</text:p>
          </table:table-cell>
          <table:table-cell table:style-name="ce2" office:value-type="float" office:value="0.682458735821815" calcext:value-type="float">
            <text:p>0.682458735821815</text:p>
          </table:table-cell>
          <table:table-cell/>
          <table:table-cell office:value-type="float" office:value="0.671530640779557" calcext:value-type="float">
            <text:p>0.671530640779557</text:p>
          </table:table-cell>
          <table:table-cell office:value-type="float" office:value="0.690695595612553" calcext:value-type="float">
            <text:p>0.690695595612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ression:</text:p>
          </table:table-cell>
          <table:table-cell office:value-type="float" office:value="1150.50993540137" calcext:value-type="float">
            <text:p>1150.50993540137</text:p>
          </table:table-cell>
          <table:table-cell/>
          <table:table-cell office:value-type="float" office:value="1073.2936988159" calcext:value-type="float">
            <text:p>1073.2936988159</text:p>
          </table:table-cell>
          <table:table-cell office:value-type="float" office:value="1214.22189329372" calcext:value-type="float">
            <text:p>1214.2218932937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rge benchmark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 entries</text:p>
          </table:table-cell>
          <table:table-cell office:value-type="float" office:value="1020" calcext:value-type="float">
            <text:p>1020</text:p>
          </table:table-cell>
          <table:table-cell office:value-type="float" office:value="1022" calcext:value-type="float">
            <text:p>1022</text:p>
          </table:table-cell>
          <table:table-cell office:value-type="float" office:value="8158" calcext:value-type="float">
            <text:p>81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ractness:</text:p>
          </table:table-cell>
          <table:table-cell table:style-name="ce3" office:value-type="float" office:value="0.690695595612553" calcext:value-type="float">
            <text:p>0.690695595612553</text:p>
          </table:table-cell>
          <table:table-cell table:style-name="ce3" office:value-type="float" office:value="0.682458735821815" calcext:value-type="float">
            <text:p>0.682458735821815</text:p>
          </table:table-cell>
          <table:table-cell table:style-name="ce3" office:value-type="float" office:value="0.671530640779557" calcext:value-type="float">
            <text:p>0.67153064077955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ssion:</text:p>
          </table:table-cell>
          <table:table-cell table:style-name="ce3" office:value-type="float" office:value="1214.22189329372" calcext:value-type="float">
            <text:p>1214.22189329372</text:p>
          </table:table-cell>
          <table:table-cell table:style-name="ce3" office:value-type="float" office:value="1150.50993540137" calcext:value-type="float">
            <text:p>1150.50993540137</text:p>
          </table:table-cell>
          <table:table-cell table:style-name="ce3" office:value-type="float" office:value="1073.2936988159" calcext:value-type="float">
            <text:p>1073.29369881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ndancy:</text:p>
          </table:table-cell>
          <table:table-cell table:style-name="ce3" office:value-type="float" office:value="-0.341208296351387" calcext:value-type="float">
            <text:p>-0.341208296351387</text:p>
          </table:table-cell>
          <table:table-cell table:style-name="ce3" office:value-type="float" office:value="-0.34589620810695" calcext:value-type="float">
            <text:p>-0.34589620810695</text:p>
          </table:table-cell>
          <table:table-cell table:style-name="ce3" office:value-type="float" office:value="-0.344682693268784" calcext:value-type="float">
            <text:p>-0.3446826932687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evance:</text:p>
          </table:table-cell>
          <table:table-cell table:style-name="ce3" office:value-type="float" office:value="-38.3230837187221" calcext:value-type="float">
            <text:p>-38.3230837187221</text:p>
          </table:table-cell>
          <table:table-cell table:style-name="ce3" office:value-type="float" office:value="-42.6577370328381" calcext:value-type="float">
            <text:p>-42.6577370328381</text:p>
          </table:table-cell>
          <table:table-cell table:style-name="ce3" office:value-type="float" office:value="-31.4050728009646" calcext:value-type="float">
            <text:p>-31.4050728009646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0:24:33.286981623</meta:creation-date>
    <meta:generator>LibreOffice/7.3.4.2$Linux_X86_64 LibreOffice_project/30$Build-2</meta:generator>
    <dc:date>2022-08-31T19:04:14.544188280</dc:date>
    <meta:editing-duration>P1DT3H43M22S</meta:editing-duration>
    <meta:editing-cycles>5</meta:editing-cycles>
    <meta:document-statistic meta:table-count="1" meta:cell-count="44" meta:object-count="0"/>
  </office:meta>
</office:document-meta>
</file>